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1.09">
            <text:p>1.09</text:p>
          </table:table-cell>
          <table:table-cell/>
          <table:table-cell table:formula="of:=[.B14]*[.C14]" office:value-type="float" office:value="1.92">
            <text:p>1.92</text:p>
          </table:table-cell>
          <table:table-cell table:formula="of:=[.D14]*[.B14]" office:value-type="float" office:value="1.09">
            <text:p>1.09</text:p>
          </table:table-cell>
          <table:table-cell office:value-type="string">
            <text:p>http://www2.mouser.com/ProductDetail/Atmel/ATTINY1634-SU/?qs=sGAEpiMZZMvqv2n3s2xjsSrRM%2ftOiggpFG%2fyc62Sn%2fM%3d</text:p>
          </table:table-cell>
          <table:table-cell table:number-columns-repeated="2"/>
        </table:table-row>
        <table:table-row table:style-name="ro1"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94">
            <text:p>0.294</text:p>
          </table:table-cell>
          <table:table-cell office:value-type="string">
            <text:p>rough</text:p>
          </table:table-cell>
          <table:table-cell table:number-columns-repeated="5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2]*[.C22]" office:value-type="float" office:value="0.207">
            <text:p>0.207</text:p>
          </table:table-cell>
          <table:table-cell table:formula="of:=[.D22]*[.B22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26">
            <text:p>0.26</text:p>
          </table:table-cell>
          <table:table-cell table:formula="of:=[.D30]*[.B30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1]*[.C31]" office:value-type="float" office:value="1.74">
            <text:p>1.74</text:p>
          </table:table-cell>
          <table:table-cell table:formula="of:=[.D31]*[.B31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2]*[.C32]" office:value-type="float" office:value="0">
            <text:p>0</text:p>
          </table:table-cell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3]*[.C33]" office:value-type="float" office:value="0">
            <text:p>0</text:p>
          </table:table-cell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4]*[.C34]" office:value-type="float" office:value="0.628">
            <text:p>0.628</text:p>
          </table:table-cell>
          <table:table-cell table:formula="of:=[.D34]*[.B34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5]*[.C35]" office:value-type="float" office:value="0.382">
            <text:p>0.382</text:p>
          </table:table-cell>
          <table:table-cell table:formula="of:=[.D35]*[.B35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39]*[.C39]" office:value-type="float" office:value="0.45">
            <text:p>0.45</text:p>
          </table:table-cell>
          <table:table-cell table:formula="of:=[.D39]*[.B39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2]*[.C42]" office:value-type="float" office:value="1.278">
            <text:p>1.278</text:p>
          </table:table-cell>
          <table:table-cell table:formula="of:=[.D42]*[.B42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3]*[.C43]" office:value-type="float" office:value="0.218">
            <text:p>0.218</text:p>
          </table:table-cell>
          <table:table-cell table:formula="of:=[.D43]*[.B43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46]*[.C46]" office:value-type="float" office:value="4.28">
            <text:p>4.28</text:p>
          </table:table-cell>
          <table:table-cell table:formula="of:=[.D46]*[.B46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2">
            <text:p>2</text:p>
          </table:table-cell>
          <table:table-cell office:value-type="float" office:value="0.305">
            <text:p>0.305</text:p>
          </table:table-cell>
          <table:table-cell office:value-type="float" office:value="0.087">
            <text:p>0.087</text:p>
          </table:table-cell>
          <table:table-cell/>
          <table:table-cell table:formula="of:=[.B47]*[.C47]" office:value-type="float" office:value="0.61">
            <text:p>0.61</text:p>
          </table:table-cell>
          <table:table-cell table:formula="of:=[.D47]*[.B47]" office:value-type="float" office:value="0.174">
            <text:p>0.174</text:p>
          </table:table-cell>
          <table:table-cell office:value-type="string">
            <text:p>http://www2.mouser.com/ProductDetail/TDK/C2012X7T2E104K125AA/?qs=sGAEpiMZZMsh%252b1woXyUXj4AFNK8dwd5aWGsgu3t2zfA%3d</text:p>
          </table:table-cell>
          <table:table-cell table:number-columns-repeated="2"/>
        </table:table-row>
        <table:table-row table:style-name="ro1">
          <table:table-cell office:value-type="string">
            <text:p>2.2 micro capacitor</text:p>
          </table:table-cell>
          <table:table-cell office:value-type="float" office:value="2">
            <text:p>2</text:p>
          </table:table-cell>
          <table:table-cell office:value-type="float" office:value="0.643">
            <text:p>0.643</text:p>
          </table:table-cell>
          <table:table-cell office:value-type="float" office:value="0.226">
            <text:p>0.226</text:p>
          </table:table-cell>
          <table:table-cell/>
          <table:table-cell table:formula="of:=[.B48]*[.C48]" office:value-type="float" office:value="1.286">
            <text:p>1.286</text:p>
          </table:table-cell>
          <table:table-cell table:formula="of:=[.D48]*[.B48]" office:value-type="float" office:value="0.452">
            <text:p>0.452</text:p>
          </table:table-cell>
          <table:table-cell office:value-type="string">
            <text:p>http://www2.mouser.com/ProductDetail/TDK/C2012X5R1H225M085AB/?qs=sGAEpiMZZMsh%252b1woXyUXj%252bf4zFNU4%252bCV4VSVU4bwSbo%3d</text:p>
          </table:table-cell>
          <table:table-cell table:number-columns-repeated="2"/>
        </table:table-row>
        <table:table-row table:style-name="ro2">
          <table:table-cell office:value-type="string">
            <text:p>4.7micro cap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49]*[.C49]" office:value-type="float" office:value="0.065">
            <text:p>0.065</text:p>
          </table:table-cell>
          <table:table-cell table:formula="of:=[.D49]*[.B49]" office:value-type="float" office:value="0.04">
            <text:p>0.04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office:value-type="string">
            <text:p>536k resistor</text:p>
          </table:table-cell>
          <table:table-cell office:value-type="float" office:value="1">
            <text:p>1</text:p>
          </table:table-cell>
          <table:table-cell office:value-type="float" office:value="0.534">
            <text:p>0.534</text:p>
          </table:table-cell>
          <table:table-cell office:value-type="float" office:value="0.164">
            <text:p>0.164</text:p>
          </table:table-cell>
          <table:table-cell office:value-type="string">
            <text:p>1%,0402</text:p>
          </table:table-cell>
          <table:table-cell table:formula="of:=[.B50]*[.C50]" office:value-type="float" office:value="0.534">
            <text:p>0.534</text:p>
          </table:table-cell>
          <table:table-cell table:formula="of:=[.D50]*[.B50]" office:value-type="float" office:value="0.164">
            <text:p>0.164</text:p>
          </table:table-cell>
          <table:table-cell office:value-type="string">
            <text:p>http://www2.mouser.com/ProductDetail/KOA-Speer/RK73H1FTTBL5363F/?qs=sGAEpiMZZMu61qfTUdNhG18rbNBFCpTfktCpob7%252b%252bbw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1]*[.C51]" office:value-type="float" office:value="0">
            <text:p>0</text:p>
          </table:table-cell>
          <table:table-cell table:formula="of:=[.D51]*[.B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llup/down resistors</text:p>
          </table:table-cell>
          <table:table-cell table:number-columns-repeated="3"/>
          <table:table-cell/>
          <table:table-cell table:formula="of:=[.B52]*[.C52]" office:value-type="float" office:value="0">
            <text:p>0</text:p>
          </table:table-cell>
          <table:table-cell table:formula="of:=[.D52]*[.B5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3]*[.C53]" office:value-type="float" office:value="0.174">
            <text:p>0.174</text:p>
          </table:table-cell>
          <table:table-cell table:formula="of:=[.D53]*[.B53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4]*[.C54]" office:value-type="float" office:value="0">
            <text:p>0</text:p>
          </table:table-cell>
          <table:table-cell table:formula="of:=[.D54]*[.B5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/>
          <table:table-cell table:formula="of:=[.B55]*[.C55]" office:value-type="float" office:value="0">
            <text:p>0</text:p>
          </table:table-cell>
          <table:table-cell table:formula="of:=[.D55]*[.B5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23.975">
            <text:p>23.975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13.119">
            <text:p>13.119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0000-00-00T11:0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23T10:16:52</dc:date>
    <meta:editing-duration>P8DT12H25M22S</meta:editing-duration>
    <meta:editing-cycles>56</meta:editing-cycles>
    <meta:generator>LibreOffice/4.0.2.2$MacOSX_x86 LibreOffice_project/4c82dcdd6efcd48b1d8bba66bfe1989deee49c3</meta:generator>
    <meta:document-statistic meta:table-count="1" meta:cell-count="362" meta:object-count="0"/>
  </office:meta>
</office:document-meta>
</file>